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3.075cm"/>
    </style:style>
    <style:style style:name="gr2" style:family="graphic" style:parent-style-name="standard">
      <style:graphic-properties draw:textarea-horizontal-align="justify" draw:textarea-vertical-align="middle" draw:auto-grow-height="false" fo:min-height="2.551cm" fo:min-width="3.075cm"/>
    </style:style>
    <style:style style:name="gr3" style:family="graphic" style:parent-style-name="standard">
      <style:graphic-properties draw:textarea-horizontal-align="justify" draw:textarea-vertical-align="middle" draw:auto-grow-height="false" fo:min-height="2.551cm" fo:min-width="3.0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objectwithoutfill">
      <style:graphic-properties svg:stroke-width="0.018cm" draw:marker-start="Arrow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55cm" svg:height="3.958cm" svg:x="21.472cm" svg:y="4.789cm">
          <text:p text:style-name="P1">Termina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55cm" svg:height="3.959cm" svg:x="16.64cm" svg:y="12.662cm">
          <text:p text:style-name="P1">Wai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54cm" svg:height="3.959cm" svg:x="6.207cm" svg:y="12.662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55cm" svg:height="3.959cm" svg:x="11.363cm" svg:y="4.651cm"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55cm" svg:height="3.959cm" svg:x="1.254cm" svg:y="4.556cm">
          <text:p text:style-name="P1">N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863cm" svg:y1="8.515cm" svg:x2="6.961cm" svg:y2="13.228cm">
          <text:p text:style-name="P1">Music player</text:p>
          <text:p text:style-name="P1">started</text:p>
        </draw:line>
        <draw:line draw:style-name="gr4" draw:text-style-name="P2" draw:layer="layout" svg:x1="8.754cm" svg:y1="12.662cm" svg:x2="12.015cm" svg:y2="8.138cm">
          <text:p text:style-name="P1">Song selected/</text:p>
          <text:p text:style-name="P1">Playing next chunk</text:p>
        </draw:line>
        <draw:line draw:style-name="gr5" draw:text-style-name="P2" draw:layer="layout" svg:x1="10.548cm" svg:y1="13.226cm" svg:x2="13.972cm" svg:y2="8.702cm">
          <text:p text:style-name="P1">Song paused/</text:p>
          <text:p text:style-name="P1">interrupt</text:p>
        </draw:line>
        <draw:line draw:style-name="gr4" draw:text-style-name="P2" draw:layer="layout" svg:x1="15.603cm" svg:y1="8.138cm" svg:x2="19.19cm" svg:y2="12.662cm">
          <text:p text:style-name="P1">Need to load</text:p>
          <text:p text:style-name="P1">next chunk</text:p>
        </draw:line>
        <draw:line draw:style-name="gr4" draw:text-style-name="P2" draw:layer="layout" svg:x1="16.418cm" svg:y1="6.63cm" svg:x2="21.473cm" svg:y2="6.63cm">
          <text:p text:style-name="P1">Song done,</text:p>
          <text:p text:style-name="P1">memory freed</text:p>
        </draw:line>
        <draw:line draw:style-name="gr6" draw:text-style-name="P2" draw:layer="layout" svg:x1="11.199cm" svg:y1="14.736cm" svg:x2="16.58cm" svg:y2="14.736cm">
          <text:p text:style-name="P1">Loaded next chunk</text:p>
          <text:p text:style-name="P1">into buffer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02:05.859276166</meta:creation-date>
    <dc:date>2018-02-07T12:16:03.957526626</dc:date>
    <meta:editing-duration>PT3M17S</meta:editing-duration>
    <meta:editing-cycles>1</meta:editing-cycles>
    <meta:document-statistic meta:object-count="11"/>
    <meta:generator>LibreOffice/5.4.2.2$Linux_X86_64 LibreOffice_project/40m0$Build-2</meta:generator>
  </office:meta>
</office:document-meta>
</file>